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in" fo:margin-bottom="0in" loext:contextual-spacing="false"/>
      <style:text-properties officeooo:paragraph-rsid="00009a54"/>
    </style:style>
    <style:style style:name="P2" style:family="paragraph" style:parent-style-name="List_20_Paragraph">
      <style:paragraph-properties fo:margin-top="0in" fo:margin-bottom="0in" loext:contextual-spacing="false"/>
      <style:text-properties fo:font-size="12pt" fo:language="de" fo:country="DE" style:text-underline-style="none" fo:font-weight="normal" officeooo:rsid="00085d84" officeooo:paragraph-rsid="00085d84" style:font-weight-asian="normal" style:language-complex="ar" style:country-complex="EG" style:font-weight-complex="normal"/>
    </style:style>
    <style:style style:name="P3" style:family="paragraph" style:parent-style-name="Standard">
      <style:paragraph-properties fo:margin-top="0in" fo:margin-bottom="0in" loext:contextual-spacing="false"/>
      <style:text-properties fo:language="de" fo:country="DE" fo:font-weight="bold" officeooo:paragraph-rsid="00009a54" style:font-weight-asian="bold" style:language-complex="ar" style:country-complex="EG" style:font-weight-complex="bold"/>
    </style:style>
    <style:style style:name="P4" style:family="paragraph" style:parent-style-name="Heading_20_2">
      <style:paragraph-properties fo:margin-top="0.0402in" fo:margin-bottom="0in" loext:contextual-spacing="false"/>
      <style:text-properties fo:color="#2f5496" style:font-name="Calibri Light" fo:font-size="13pt" officeooo:rsid="0009ffb9" officeooo:paragraph-rsid="00009a54" style:font-size-asian="13pt" style:font-name-complex="Times New Roman" style:font-size-complex="13pt" style:language-complex="ar" style:country-complex="EG"/>
    </style:style>
    <style:style style:name="P5" style:family="paragraph" style:parent-style-name="Heading_20_2">
      <style:text-properties officeooo:paragraph-rsid="00009a54" style:language-complex="ar" style:country-complex="EG"/>
    </style:style>
    <style:style style:name="P6" style:family="paragraph" style:parent-style-name="List_20_Paragraph">
      <style:paragraph-properties fo:margin-left="0in" fo:margin-right="0in" fo:margin-top="0in" fo:margin-bottom="0in" loext:contextual-spacing="false" fo:text-indent="0in" style:auto-text-indent="false"/>
      <style:text-properties fo:font-size="12pt" fo:language="de" fo:country="DE" style:text-underline-style="none" fo:font-weight="normal" officeooo:rsid="000b9dd3" officeooo:paragraph-rsid="000b9dd3" style:font-weight-asian="normal" style:language-complex="ar" style:country-complex="EG" style:font-weight-complex="normal"/>
    </style:style>
    <style:style style:name="P7" style:family="paragraph" style:parent-style-name="List_20_Paragraph">
      <style:paragraph-properties fo:margin-left="0in" fo:margin-right="0in" fo:margin-top="0.0402in" fo:margin-bottom="0in" loext:contextual-spacing="false" fo:text-indent="0in" style:auto-text-indent="false"/>
      <style:text-properties style:text-underline-style="solid" style:text-underline-width="auto" style:text-underline-color="font-color" officeooo:paragraph-rsid="00009a54"/>
    </style:style>
    <style:style style:name="P8" style:family="paragraph" style:parent-style-name="List_20_Paragraph" style:list-style-name="L1">
      <style:text-properties officeooo:paragraph-rsid="001006b3" fo:background-color="#ffff00"/>
    </style:style>
    <style:style style:name="P9" style:family="paragraph" style:parent-style-name="List_20_Paragraph" style:list-style-name="WWNum1">
      <style:paragraph-properties fo:margin-top="0in" fo:margin-bottom="0in" loext:contextual-spacing="false"/>
      <style:text-properties fo:language="de" fo:country="DE" fo:font-weight="normal" officeooo:rsid="00089bc6" officeooo:paragraph-rsid="00009a54" style:font-weight-asian="normal" style:language-complex="ar" style:country-complex="EG" style:font-weight-complex="normal"/>
    </style:style>
    <style:style style:name="P10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9ffb9" officeooo:paragraph-rsid="00009a54" style:font-weight-asian="normal" style:language-complex="ar" style:country-complex="EG" style:font-weight-complex="normal"/>
    </style:style>
    <style:style style:name="P11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53c58" officeooo:paragraph-rsid="00053c58" style:font-weight-asian="normal" style:language-complex="ar" style:country-complex="EG" style:font-weight-complex="normal"/>
    </style:style>
    <style:style style:name="P12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5c7b1" officeooo:paragraph-rsid="0005c7b1" style:font-weight-asian="normal" style:language-complex="ar" style:country-complex="EG" style:font-weight-complex="normal"/>
    </style:style>
    <style:style style:name="P13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67c45" officeooo:paragraph-rsid="00067c45" style:font-weight-asian="normal" style:language-complex="ar" style:country-complex="EG" style:font-weight-complex="normal"/>
    </style:style>
    <style:style style:name="P14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67c45" officeooo:paragraph-rsid="00085d84" style:font-weight-asian="normal" style:language-complex="ar" style:country-complex="EG" style:font-weight-complex="normal"/>
    </style:style>
    <style:style style:name="P15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67c45" officeooo:paragraph-rsid="000aa4d3" style:font-weight-asian="normal" style:language-complex="ar" style:country-complex="EG" style:font-weight-complex="normal"/>
    </style:style>
    <style:style style:name="P16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67c45" officeooo:paragraph-rsid="000cb714" style:font-weight-asian="normal" style:language-complex="ar" style:country-complex="EG" style:font-weight-complex="normal"/>
    </style:style>
    <style:style style:name="P17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85d84" officeooo:paragraph-rsid="00085d84" style:font-weight-asian="normal" style:language-complex="ar" style:country-complex="EG" style:font-weight-complex="normal"/>
    </style:style>
    <style:style style:name="P18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b9dd3" officeooo:paragraph-rsid="000b9dd3" fo:background-color="#ffff00" style:font-weight-asian="normal" style:language-complex="ar" style:country-complex="EG" style:font-weight-complex="normal"/>
    </style:style>
    <style:style style:name="P19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b9dd3" officeooo:paragraph-rsid="000e261c" fo:background-color="#ffff00" style:font-weight-asian="normal" style:language-complex="ar" style:country-complex="EG" style:font-weight-complex="normal"/>
    </style:style>
    <style:style style:name="P20" style:family="paragraph" style:parent-style-name="List_20_Paragraph" style:list-style-name="L1">
      <style:paragraph-properties fo:margin-top="0in" fo:margin-bottom="0in" loext:contextual-spacing="false"/>
      <style:text-properties fo:font-size="12pt" fo:language="de" fo:country="DE" style:text-underline-style="none" fo:font-weight="normal" officeooo:rsid="00053c58" officeooo:paragraph-rsid="00053c58" fo:background-color="#ffff00" style:font-weight-asian="normal" style:language-complex="ar" style:country-complex="EG" style:font-weight-complex="normal"/>
    </style:style>
    <style:style style:name="P21" style:family="paragraph" style:parent-style-name="List_20_Paragraph" style:list-style-name="WWNum1">
      <style:paragraph-properties fo:margin-left="0in" fo:margin-right="0in" fo:margin-top="0in" fo:margin-bottom="0in" loext:contextual-spacing="false" fo:text-indent="0in" style:auto-text-indent="false"/>
      <style:text-properties fo:language="de" fo:country="DE" fo:font-weight="normal" officeooo:rsid="00089bc6" officeooo:paragraph-rsid="00009a54" style:font-weight-asian="normal" style:language-complex="ar" style:country-complex="EG" style:font-weight-complex="normal"/>
    </style:style>
    <style:style style:name="P22" style:family="paragraph" style:parent-style-name="List_20_Paragraph" style:list-style-name="L1">
      <style:paragraph-properties fo:margin-left="0in" fo:margin-right="0in" fo:margin-top="0.0402in" fo:margin-bottom="0in" loext:contextual-spacing="false" fo:text-indent="0in" style:auto-text-indent="false"/>
      <style:text-properties fo:font-size="12pt" fo:language="de" fo:country="DE" style:text-underline-style="solid" style:text-underline-width="auto" style:text-underline-color="font-color" fo:font-weight="normal" officeooo:rsid="00053c58" officeooo:paragraph-rsid="00053c58" style:font-weight-asian="normal" style:language-complex="ar" style:country-complex="EG" style:font-weight-complex="normal"/>
    </style:style>
    <style:style style:name="P23" style:family="paragraph" style:parent-style-name="List_20_Paragraph" style:list-style-name="L1">
      <style:paragraph-properties fo:margin-left="0in" fo:margin-right="0in" fo:margin-top="0.0402in" fo:margin-bottom="0in" loext:contextual-spacing="false" fo:text-indent="0in" style:auto-text-indent="false"/>
      <style:text-properties fo:font-size="12pt" fo:language="de" fo:country="DE" style:text-underline-style="solid" style:text-underline-width="auto" style:text-underline-color="font-color" fo:font-weight="normal" officeooo:rsid="00053c58" officeooo:paragraph-rsid="00067c45" style:font-weight-asian="normal" style:language-complex="ar" style:country-complex="EG" style:font-weight-complex="normal"/>
    </style:style>
    <style:style style:name="P24" style:family="paragraph" style:parent-style-name="List_20_Paragraph" style:list-style-name="L1">
      <style:paragraph-properties fo:margin-left="0in" fo:margin-right="0in" fo:margin-top="0.0402in" fo:margin-bottom="0in" loext:contextual-spacing="false" fo:text-indent="0in" style:auto-text-indent="false"/>
      <style:text-properties fo:font-size="12pt" fo:language="de" fo:country="DE" style:text-underline-style="solid" style:text-underline-width="auto" style:text-underline-color="font-color" fo:font-weight="normal" officeooo:rsid="00053c58" officeooo:paragraph-rsid="00085d84" style:font-weight-asian="normal" style:language-complex="ar" style:country-complex="EG" style:font-weight-complex="normal"/>
    </style:style>
    <style:style style:name="P25" style:family="paragraph" style:parent-style-name="List_20_Paragraph" style:list-style-name="L1">
      <style:paragraph-properties fo:margin-left="0in" fo:margin-right="0in" fo:margin-top="0.0402in" fo:margin-bottom="0in" loext:contextual-spacing="false" fo:text-indent="0in" style:auto-text-indent="false"/>
      <style:text-properties fo:font-size="12pt" fo:language="de" fo:country="DE" style:text-underline-style="solid" style:text-underline-width="auto" style:text-underline-color="font-color" fo:font-weight="normal" officeooo:rsid="00053c58" officeooo:paragraph-rsid="000aa4d3" style:font-weight-asian="normal" style:language-complex="ar" style:country-complex="EG" style:font-weight-complex="normal"/>
    </style:style>
    <style:style style:name="P26" style:family="paragraph" style:parent-style-name="List_20_Paragraph" style:list-style-name="L1">
      <style:paragraph-properties fo:margin-left="0in" fo:margin-right="0in" fo:margin-top="0.0402in" fo:margin-bottom="0in" loext:contextual-spacing="false" fo:text-indent="0in" style:auto-text-indent="false"/>
      <style:text-properties fo:font-size="12pt" fo:language="de" fo:country="DE" style:text-underline-style="solid" style:text-underline-width="auto" style:text-underline-color="font-color" fo:font-weight="normal" officeooo:rsid="00053c58" officeooo:paragraph-rsid="000cb714" style:font-weight-asian="normal" style:language-complex="ar" style:country-complex="EG" style:font-weight-complex="normal"/>
    </style:style>
    <style:style style:name="P27" style:family="paragraph" style:parent-style-name="List_20_Paragraph" style:list-style-name="L1">
      <style:paragraph-properties fo:margin-left="0in" fo:margin-right="0in" fo:margin-top="0.0402in" fo:margin-bottom="0in" loext:contextual-spacing="false" fo:text-indent="0in" style:auto-text-indent="false"/>
      <style:text-properties officeooo:paragraph-rsid="000e261c" fo:background-color="#ffff00"/>
    </style:style>
    <style:style style:name="T1" style:family="text">
      <style:text-properties fo:color="#2f5496" style:font-name="Calibri Light" fo:font-size="16pt" fo:language="de" fo:country="DE" fo:font-weight="bold" officeooo:rsid="00089bc6" style:font-size-asian="16pt" style:font-weight-asian="bold" style:font-name-complex="Times New Roman" style:font-size-complex="16pt" style:language-complex="ar" style:country-complex="EG" style:font-weight-complex="bold"/>
    </style:style>
    <style:style style:name="T2" style:family="text">
      <style:text-properties fo:language="de" fo:country="DE" fo:font-weight="bold" style:font-weight-asian="bold" style:language-complex="ar" style:country-complex="EG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85d84"/>
    </style:style>
    <style:style style:name="T5" style:family="text">
      <style:text-properties fo:font-size="12pt" fo:language="de" fo:country="DE" style:text-underline-style="solid" style:text-underline-width="auto" style:text-underline-color="font-color" fo:font-weight="normal" officeooo:rsid="000e261c" style:font-weight-asian="normal" style:language-complex="ar" style:country-complex="EG" style:font-weight-complex="normal"/>
    </style:style>
    <style:style style:name="T6" style:family="text">
      <style:text-properties fo:font-size="12pt" fo:language="de" fo:country="DE" style:text-underline-style="solid" style:text-underline-width="auto" style:text-underline-color="font-color" fo:font-weight="normal" officeooo:rsid="00053c58" style:font-weight-asian="normal" style:language-complex="ar" style:country-complex="EG" style:font-weight-complex="normal"/>
    </style:style>
    <style:style style:name="T7" style:family="text">
      <style:text-properties fo:font-size="12pt" fo:language="de" fo:country="DE" style:text-underline-style="solid" style:text-underline-width="auto" style:text-underline-color="font-color" fo:font-weight="normal" officeooo:rsid="001006b3" style:font-weight-asian="normal" style:language-complex="ar" style:country-complex="EG" style:font-weight-complex="normal"/>
    </style:style>
    <style:style style:name="T8" style:family="text">
      <style:text-properties officeooo:rsid="00101a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Basics</text:span><text:span text:style-name="T2"> </text:span><text:span text:style-name="Heading_20_1_20_Char"><text:span text:style-name="T3">Module</text:span></text:span><text:span text:style-name="T2">:</text:span></text:h>
      <text:p text:style-name="P3"/>
      <text:h text:style-name="P5" text:outline-level="2">Perquisites</text:h>
      <text:list xml:id="list638912088" text:style-name="WWNum1">
        <text:list-item>
          <text:p text:style-name="P9">None</text:p>
          <text:p text:style-name="P21"/>
        </text:list-item>
      </text:list>
      <text:h text:style-name="P4" text:outline-level="2">Content</text:h>
      <text:p text:style-name="P7">Linear Algebra:</text:p>
      <text:list xml:id="list1936843465" text:style-name="L1">
        <text:list-item>
          <text:p text:style-name="P10">Why do we need linear algebra in machine learning?</text:p>
        </text:list-item>
        <text:list-item>
          <text:p text:style-name="P10">Systems of Linear Equations.</text:p>
        </text:list-item>
        <text:list-item>
          <text:p text:style-name="P10">Matrices</text:p>
        </text:list-item>
        <text:list-item>
          <text:p text:style-name="P10">Solving Systems of Linear Equations</text:p>
        </text:list-item>
        <text:list-item>
          <text:p text:style-name="P10">Vector Spaces</text:p>
        </text:list-item>
        <text:list-item>
          <text:p text:style-name="P10">Linear Independence</text:p>
        </text:list-item>
        <text:list-item>
          <text:p text:style-name="P11">Basis and Rank</text:p>
        </text:list-item>
        <text:list-item>
          <text:p text:style-name="P20">Linear Mappings</text:p>
        </text:list-item>
        <text:list-item>
          <text:p text:style-name="P11">Affine Spaces</text:p>
          <text:p text:style-name="P22">Analytic Geometry:</text:p>
        </text:list-item>
        <text:list-item>
          <text:p text:style-name="P12">Norms</text:p>
        </text:list-item>
        <text:list-item>
          <text:p text:style-name="P12">Inter Products</text:p>
        </text:list-item>
        <text:list-item>
          <text:p text:style-name="P12">Lengths and Distances</text:p>
        </text:list-item>
        <text:list-item>
          <text:p text:style-name="P12">Angles and Orthogonaliy</text:p>
        </text:list-item>
        <text:list-item>
          <text:p text:style-name="P12">Orthogonal Complement</text:p>
        </text:list-item>
        <text:list-item>
          <text:p text:style-name="P12">Inner Product of Functions</text:p>
        </text:list-item>
        <text:list-item>
          <text:p text:style-name="P12">Orthogonal Projections</text:p>
        </text:list-item>
        <text:list-item>
          <text:p text:style-name="P12">Rotations</text:p>
          <text:p text:style-name="P23">Matrix Decompositions:</text:p>
        </text:list-item>
        <text:list-item>
          <text:p text:style-name="P13">Determinant and Trace</text:p>
        </text:list-item>
        <text:list-item>
          <text:p text:style-name="P13">Eigenvalues and Eigenvectors</text:p>
        </text:list-item>
        <text:list-item>
          <text:p text:style-name="P13">Cholesky Decomposition</text:p>
        </text:list-item>
        <text:list-item>
          <text:p text:style-name="P13">Eigendecomposition and Diagonalization</text:p>
        </text:list-item>
        <text:list-item>
          <text:p text:style-name="P13">Singular Value Decomposition</text:p>
        </text:list-item>
        <text:list-item>
          <text:p text:style-name="P13">Matrix Approximation</text:p>
        </text:list-item>
        <text:list-item>
          <text:p text:style-name="P13">Matrix Phylogeny</text:p>
          <text:p text:style-name="P24">Vector Calculus:</text:p>
        </text:list-item>
        <text:list-item>
          <text:p text:style-name="P14">D<text:span text:style-name="T4">ifferentiation of Univariate Functions</text:span></text:p>
        </text:list-item>
        <text:list-item>
          <text:p text:style-name="P17">Partial Differentiation and Gradients</text:p>
        </text:list-item>
        <text:list-item>
          <text:p text:style-name="P17">Gradients of Vector-Valued Functions</text:p>
        </text:list-item>
        <text:list-item>
          <text:p text:style-name="P17">Gradients of Matrices</text:p>
        </text:list-item>
        <text:list-item>
          <text:p text:style-name="P17">Useful Identities for Computing Gradients</text:p>
        </text:list-item>
        <text:list-item>
          <text:p text:style-name="P17">Backpropagation and Automatic Differentiation</text:p>
        </text:list-item>
        <text:list-item>
          <text:p text:style-name="P17">Higher-Order Derivatives</text:p>
        </text:list-item>
        <text:list-item>
          <text:p text:style-name="P17">Linearization and Multivariate Taylor Series.</text:p>
        </text:list-item>
      </text:list>
      <text:p text:style-name="P2"/>
      <text:p text:style-name="P2"/>
      <text:p text:style-name="P2"/>
      <text:p text:style-name="P2"/>
      <text:p text:style-name="P2"/>
      <text:list xml:id="list160229162650649" text:continue-numbering="true" text:style-name="L1">
        <text:list-header>
          <text:p text:style-name="P25"><text:soft-page-break/>Probability and Distributions:</text:p>
        </text:list-header>
        <text:list-item>
          <text:p text:style-name="P15">Construction of a Probability Space</text:p>
        </text:list-item>
        <text:list-item>
          <text:p text:style-name="P15">Discrete and Continuous Probabilities</text:p>
        </text:list-item>
        <text:list-item>
          <text:p text:style-name="P15">Sum Rule, Product Rule, and Bayes’ Theorem</text:p>
        </text:list-item>
        <text:list-item>
          <text:p text:style-name="P15">Summary Statistics and Independence</text:p>
        </text:list-item>
        <text:list-item>
          <text:p text:style-name="P15">Gaussian Distribution</text:p>
        </text:list-item>
        <text:list-item>
          <text:p text:style-name="P15">Conjugacy and the Exponential Family</text:p>
        </text:list-item>
        <text:list-item>
          <text:p text:style-name="P15">Change of Variables/Inverse Transform</text:p>
        </text:list-item>
        <text:list-item>
          <text:p text:style-name="P18">Information Theory and Entropy</text:p>
        </text:list-item>
      </text:list>
      <text:p text:style-name="P6"/>
      <text:list xml:id="list160230260373975" text:continue-numbering="true" text:style-name="L1">
        <text:list-header>
          <text:p text:style-name="P26">Continuous Optimization:</text:p>
        </text:list-header>
        <text:list-item>
          <text:p text:style-name="P16">Optimization Using Gradient Descent</text:p>
        </text:list-item>
        <text:list-item>
          <text:p text:style-name="P16">Constrained Optimization and Lagrange Multipliers</text:p>
        </text:list-item>
        <text:list-item>
          <text:p text:style-name="P16">Convex Optimization</text:p>
          <text:p text:style-name="P16"/>
          <text:p text:style-name="P27"><text:span text:style-name="T5">Data Analysis and visualization </text:span><text:span text:style-name="T7">with (Python) </text:span><text:span text:style-name="T6">:</text:span></text:p>
        </text:list-item>
        <text:list-item>
          <text:p text:style-name="P19">Visualization Techniques (Histograms, Box Plots and Scatter Plots)</text:p>
        </text:list-item>
        <text:list-item>
          <text:p text:style-name="P19">Data Cleaning and Preprocessing</text:p>
          <text:list>
            <text:list-item>
              <text:p text:style-name="P8">Handling Missing Data</text:p>
            </text:list-item>
            <text:list-item>
              <text:p text:style-name="P8">Handling Outliers</text:p>
            </text:list-item>
            <text:list-item>
              <text:p text:style-name="P8">Feature Scaling <text:span text:style-name="T8">(</text:span>Normalization, Standardization<text:span text:style-name="T8">)</text:span></text:p>
            </text:list-item>
            <text:list-item>
              <text:p text:style-name="P8">Encoding Categorical Variables <text:span text:style-name="T8">(</text:span>One-Hot Encoding, Label Encoding<text:span text:style-name="T8">)</text:span></text:p>
            </text:list-item>
            <text:list-item>
              <text:p text:style-name="P8">Feature Selec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Noto Serif CJK SC" style:font-family-asian="'Noto Serif CJK SC'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0T14:56:41.707404477</meta:creation-date>
    <dc:date>2024-11-19T16:02:28.387757780</dc:date>
    <meta:editing-duration>PT26M1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63" meta:word-count="257" meta:character-count="1705" meta:non-whitespace-character-count="1568"/>
  </office:meta>
</office:document-meta>
</file>